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6978" calcext:value-type="float">
            <text:p>6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office:value-type="float" office:value="6909" calcext:value-type="float">
            <text:p>6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49" calcext:value-type="float">
            <text:p>99,49</text:p>
          </table:table-cell>
          <table:table-cell office:value-type="float" office:value="0.51" calcext:value-type="float">
            <text:p>0,51</text:p>
          </table:table-cell>
          <table:table-cell office:value-type="float" office:value="6952" calcext:value-type="float">
            <text:p>6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56" calcext:value-type="float">
            <text:p>99,56</text:p>
          </table:table-cell>
          <table:table-cell office:value-type="float" office:value="0.44" calcext:value-type="float">
            <text:p>0,44</text:p>
          </table:table-cell>
          <table:table-cell office:value-type="float" office:value="6876" calcext:value-type="float">
            <text:p>6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49" calcext:value-type="float">
            <text:p>99,49</text:p>
          </table:table-cell>
          <table:table-cell office:value-type="float" office:value="0.51" calcext:value-type="float">
            <text:p>0,51</text:p>
          </table:table-cell>
          <table:table-cell office:value-type="float" office:value="6740" calcext:value-type="float">
            <text:p>6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85" calcext:value-type="float">
            <text:p>98,85</text:p>
          </table:table-cell>
          <table:table-cell office:value-type="float" office:value="1.15" calcext:value-type="float">
            <text:p>1,15</text:p>
          </table:table-cell>
          <table:table-cell office:value-type="float" office:value="3215" calcext:value-type="float">
            <text:p>3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7051" calcext:value-type="float">
            <text:p>7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53" calcext:value-type="float">
            <text:p>99,53</text:p>
          </table:table-cell>
          <table:table-cell office:value-type="float" office:value="0.47" calcext:value-type="float">
            <text:p>0,47</text:p>
          </table:table-cell>
          <table:table-cell office:value-type="float" office:value="6912" calcext:value-type="float">
            <text:p>69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849" calcext:value-type="float">
            <text:p>6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52" calcext:value-type="float">
            <text:p>99,52</text:p>
          </table:table-cell>
          <table:table-cell table:formula="of:=AVERAGE([.C2:.C11])" office:value-type="float" office:value="0.48" calcext:value-type="float">
            <text:p>0,48</text:p>
          </table:table-cell>
          <table:table-cell table:formula="of:=AVERAGE([.D2:.D11])" office:value-type="float" office:value="7107.9" calcext:value-type="float">
            <text:p>7107,9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564253393665158" calcext:value-type="float">
            <text:p>0,5642533937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15:41.0342472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9:49:28.771137441</meta:creation-date>
    <dc:date>2017-12-30T18:18:24.943012272</dc:date>
    <meta:editing-duration>PT6M14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